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41A8819D6A1F7569494.png" manifest:media-type="image/png"/>
  <manifest:file-entry manifest:full-path="Pictures/10000000000001EB000001A99291B1135B8F52CC.jpg" manifest:media-type="image/jpeg"/>
  <manifest:file-entry manifest:full-path="Pictures/10000000000001F80000018BFF610A03C0750A9D.jpg" manifest:media-type="image/jpeg"/>
  <manifest:file-entry manifest:full-path="Pictures/10000000000001EA000001A42B73A7FD72946DB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cm" svg:stroke-color="#000000" draw:marker-start-width="0.32cm" draw:marker-end="Triangle" draw:marker-end-width="0.42cm" svg:stroke-linecap="round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275cm" draw:marker-end-width="0.275cm" draw:fill="solid" draw:fill-color="#729fc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a7074b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a7074b" draw:marker-start-width="0.275cm" draw:marker-end-width="0.275cm" draw:fill="solid" draw:fill-color="#e16173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0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57cm"/>
      <style:paragraph-properties style:writing-mode="lr-tb"/>
    </style:style>
    <style:style style:name="gr9" style:family="graphic" style:parent-style-name="objectwithoutfill">
      <style:graphic-properties draw:stroke="dash" draw:stroke-dash="Long_20_Dash" svg:stroke-width="0.04cm" svg:stroke-color="#706e0c" draw:marker-start-width="0.26cm" draw:marker-end-width="0.26cm" svg:stroke-linecap="round" draw:fill="none" draw:textarea-vertical-align="middle" fo:padding-top="0.145cm" fo:padding-bottom="0.145cm" fo:padding-left="0.27cm" fo:padding-right="0.27cm"/>
    </style:style>
    <style:style style:name="gr10" style:family="graphic" style:parent-style-name="objectwithoutfill">
      <style:graphic-properties svg:stroke-width="0.04cm" svg:stroke-color="#000000" draw:marker-start="Triangle" draw:marker-start-width="0.15cm" draw:marker-end="Triangle" draw:marker-end-width="0.15cm" svg:stroke-linecap="round" draw:fill="none" draw:textarea-vertical-align="middle" fo:padding-top="0.145cm" fo:padding-bottom="0.145cm" fo:padding-left="0.27cm" fo:padding-right="0.27cm"/>
    </style:style>
    <style:style style:name="gr11" style:family="graphic" style:parent-style-name="objectwithoutfill">
      <style:graphic-properties svg:stroke-width="0.04cm" svg:stroke-color="#000000" draw:marker-start="" draw:marker-start-width="0.15cm" draw:marker-end="Triangle" draw:marker-end-width="0.15cm" svg:stroke-linecap="round" draw:fill="none" draw:textarea-vertical-align="middle" fo:padding-top="0.145cm" fo:padding-bottom="0.145cm" fo:padding-left="0.27cm" fo:padding-right="0.27cm"/>
    </style:style>
    <style:style style:name="gr12" style:family="graphic" style:parent-style-name="objectwithoutfill">
      <style:graphic-properties svg:stroke-width="0.04cm" svg:stroke-color="#000000" draw:marker-start="Triangle" draw:marker-start-width="0.15cm" draw:marker-end="" draw:marker-end-width="0.15cm" svg:stroke-linecap="round" draw:fill="none" draw:textarea-vertical-align="middle" fo:padding-top="0.145cm" fo:padding-bottom="0.145cm" fo:padding-left="0.27cm" fo:padding-right="0.27cm"/>
    </style:style>
    <style:style style:name="gr13" style:family="graphic" style:parent-style-name="objectwithoutfill">
      <style:graphic-properties svg:stroke-width="0.04cm" svg:stroke-color="#706e0c" draw:marker-start-width="0.26cm" draw:marker-end-width="0.26cm" svg:stroke-linecap="round" draw:fill="none" draw:textarea-vertical-align="middle" fo:padding-top="0.145cm" fo:padding-bottom="0.145cm" fo:padding-left="0.27cm" fo:padding-right="0.27cm"/>
    </style:style>
    <style:style style:name="gr14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0.4cm" fo:min-width="0.85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cm" fo:min-width="0cm"/>
      <style:paragraph-properties style:writing-mode="lr-tb"/>
    </style:style>
    <style:style style:name="gr16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0.359cm" fo:min-width="0.604cm"/>
    </style:style>
    <style:style style:name="gr17" style:family="graphic" style:parent-style-name="objectwithoutfill">
      <style:graphic-properties svg:stroke-width="0.3cm" svg:stroke-color="#729fcf" draw:marker-start-width="0.65cm" draw:marker-end="Triangle" draw:marker-end-width="0.75cm" svg:stroke-linecap="round" draw:fill="none" draw:textarea-vertical-align="middle" fo:padding-top="0.275cm" fo:padding-bottom="0.275cm" fo:padding-left="0.4cm" fo:padding-right="0.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1.41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1.395cm"/>
      <style:paragraph-properties style:writing-mode="lr-tb"/>
    </style:style>
    <style:style style:name="gr2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2cm" fo:min-width="2.4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2.71cm"/>
      <style:paragraph-properties style:writing-mode="lr-tb"/>
    </style:style>
    <style:style style:name="gr22" style:family="graphic" style:parent-style-name="standard">
      <style:graphic-properties draw:stroke="none" draw:fill="none" fo:min-height="0.3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729fcf"/>
      <style:paragraph-properties fo:text-align="center"/>
    </style:style>
    <style:style style:name="P4" style:family="paragraph">
      <loext:graphic-properties draw:fill="solid" draw:fill-color="#e16173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color="#706e0c" fo:font-size="8pt" style:font-size-asian="8pt" style:font-size-complex="8pt"/>
    </style:style>
    <style:style style:name="P7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8" style:family="paragraph">
      <loext:graphic-properties draw:fill="none"/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706e0c" fo:font-size="8pt" style:font-size-asian="8pt" style:font-size-complex="8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4cm" svg:height="4.393cm" svg:x="5.3cm" svg:y="4.1cm">
          <draw:image xlink:href="Pictures/10000000000001EA000001A42B73A7FD72946DB1.jpg" xlink:type="simple" xlink:show="embed" xlink:actuate="onLoad" loext:mime-type="image/jpeg">
            <text:p/>
          </draw:image>
        </draw:frame>
        <draw:frame draw:style-name="gr1" draw:text-style-name="P1" draw:layer="layout" svg:width="5.919cm" svg:height="4.439cm" svg:x="2.2cm" svg:y="2.461cm">
          <draw:image xlink:href="Pictures/10000000000001EB000001A99291B1135B8F52CC.jpg" xlink:type="simple" xlink:show="embed" xlink:actuate="onLoad" loext:mime-type="image/jpeg">
            <text:p/>
          </draw:image>
        </draw:frame>
        <draw:g>
          <draw:line draw:style-name="gr2" draw:text-style-name="P1" draw:layer="layout" svg:x1="12.66cm" svg:y1="17.188cm" svg:x2="12.66cm" svg:y2="9.188cm">
            <text:p/>
          </draw:line>
          <draw:line draw:style-name="gr2" draw:text-style-name="P1" draw:layer="layout" svg:x1="12.66cm" svg:y1="17.188cm" svg:x2="20.66cm" svg:y2="17.188cm">
            <text:p/>
          </draw:line>
          <draw:custom-shape draw:style-name="gr3" draw:text-style-name="P2" draw:layer="layout" svg:width="0.25cm" svg:height="0.25cm" svg:x="16.16cm" svg:y="11.188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5cm" svg:height="0.25cm" svg:x="16.16cm" svg:y="10.1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5cm" svg:height="0.25cm" svg:x="16.91cm" svg:y="10.6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5cm" svg:height="0.25cm" svg:x="17.66cm" svg:y="11.1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5cm" svg:height="0.25cm" svg:x="17.91cm" svg:y="12.1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25cm" svg:height="0.25cm" svg:x="15.66cm" svg:y="11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5cm" svg:height="0.25cm" svg:x="15.16cm" svg:y="11.1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5cm" svg:height="0.25cm" svg:x="14.41cm" svg:y="10.1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5cm" svg:height="0.25cm" svg:x="16.41cm" svg:y="12.1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5cm" svg:height="0.25cm" svg:x="16.91cm" svg:y="12.4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5cm" svg:height="0.25cm" svg:x="17.16cm" svg:y="11.4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5cm" svg:height="0.25cm" svg:x="15.41cm" svg:y="10.438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5cm" svg:height="0.25cm" svg:x="16.91cm" svg:y="12.938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5cm" svg:height="0.25cm" svg:x="18.16cm" svg:y="12.6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5cm" svg:height="0.25cm" svg:x="18.66cm" svg:y="13.4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5cm" svg:height="0.25cm" svg:x="17.41cm" svg:y="13.1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5cm" svg:height="0.25cm" svg:x="18.16cm" svg:y="13.6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5cm" svg:height="0.25cm" svg:x="17.41cm" svg:y="12.1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25cm" svg:height="0.25cm" svg:x="13.31cm" svg:y="12.7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0.25cm" svg:height="0.25cm" svg:x="14.91cm" svg:y="14.93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0.25cm" svg:height="0.25cm" svg:x="13.66cm" svg:y="14.43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0.25cm" svg:height="0.25cm" svg:x="14.91cm" svg:y="15.93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0.25cm" svg:height="0.25cm" svg:x="16.41cm" svg:y="15.93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0.25cm" svg:height="0.25cm" svg:x="15.66cm" svg:y="16.1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0.25cm" svg:height="0.25cm" svg:x="13.16cm" svg:y="15.1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0.25cm" svg:height="0.25cm" svg:x="14.16cm" svg:y="15.6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0.25cm" svg:height="0.25cm" svg:x="13.66cm" svg:y="16.43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0.25cm" svg:height="0.25cm" svg:x="13.41cm" svg:y="13.1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0.25cm" svg:height="0.25cm" svg:x="13.91cm" svg:y="13.6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0.25cm" svg:height="0.25cm" svg:x="13.16cm" svg:y="13.6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0.25cm" svg:height="0.25cm" svg:x="14.16cm" svg:y="14.18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25cm" svg:height="0.25cm" svg:x="14.91cm" svg:y="13.93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0.25cm" svg:height="0.25cm" svg:x="14.16cm" svg:y="14.938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2.005cm" svg:height="0.645cm" draw:transform="rotate (1.5707963267949) translate (11.727cm 11.358cm)">
            <draw:text-box>
              <text:p><text:span text:style-name="T1">Feature 2</text:span></text:p>
            </draw:text-box>
          </draw:frame>
          <draw:frame draw:style-name="gr7" draw:text-style-name="P5" draw:layer="layout" svg:width="2.005cm" svg:height="0.645cm" svg:x="18.49cm" svg:y="17.355cm">
            <draw:text-box>
              <text:p><text:span text:style-name="T1">Feature 1</text:span></text:p>
            </draw:text-box>
          </draw:frame>
          <draw:frame draw:style-name="gr8" draw:text-style-name="P6" draw:layer="layout" svg:width="2.957cm" svg:height="0.569cm" draw:transform="rotate (-0.734609082164413) translate (12.983cm 10.22cm)">
            <draw:text-box>
              <text:p><text:span text:style-name="T2">Optimal hyperplane</text:span></text:p>
            </draw:text-box>
          </draw:frame>
          <draw:line draw:style-name="gr9" draw:text-style-name="P1" draw:layer="layout" svg:x1="13.323cm" svg:y1="9.851cm" svg:x2="20.166cm" svg:y2="16.026cm">
            <text:p/>
          </draw:line>
          <draw:line draw:style-name="gr9" draw:text-style-name="P1" draw:layer="layout" svg:x1="11.962cm" svg:y1="11.299cm" svg:x2="18.805cm" svg:y2="17.474cm">
            <text:p/>
          </draw:line>
          <draw:line draw:style-name="gr10" draw:text-style-name="P1" draw:layer="layout" svg:x1="16.194cm" svg:y1="15.104cm" svg:x2="17.502cm" svg:y2="13.653cm">
            <text:p/>
          </draw:line>
          <draw:line draw:style-name="gr11" draw:text-style-name="P1" draw:layer="layout" svg:x1="15.122cm" svg:y1="12.796cm" svg:x2="15.774cm" svg:y2="12.072cm">
            <text:p/>
          </draw:line>
          <draw:line draw:style-name="gr12" draw:text-style-name="P1" draw:layer="layout" svg:x1="15.034cm" svg:y1="14.069cm" svg:x2="15.686cm" svg:y2="13.345cm">
            <text:p/>
          </draw:line>
          <draw:line draw:style-name="gr13" draw:text-style-name="P1" draw:layer="layout" svg:x1="12.675cm" svg:y1="10.6cm" svg:x2="19.518cm" svg:y2="16.775cm">
            <text:p/>
          </draw:line>
          <draw:g>
            <draw:custom-shape draw:style-name="gr14" draw:text-style-name="P2" draw:layer="layout" svg:width="1.353cm" svg:height="0.65cm" svg:x="16.67cm" svg:y="14.372cm">
              <text:p/>
              <draw:enhanced-geometry svg:viewBox="0 0 21600 21600" draw:type="rectangle" draw:enhanced-path="M 0 0 L 21600 0 21600 21600 0 21600 0 0 Z N"/>
            </draw:custom-shape>
            <draw:frame draw:style-name="gr15" draw:text-style-name="P7" draw:layer="layout" svg:width="1.747cm" svg:height="0.878cm" svg:x="16.495cm" svg:y="14.236cm">
              <draw:text-box>
                <text:p><text:span text:style-name="T3">Maximum </text:span></text:p>
                <text:p><text:span text:style-name="T3">margin</text:span></text:p>
              </draw:text-box>
            </draw:frame>
          </draw:g>
          <draw:g>
            <draw:custom-shape draw:style-name="gr16" draw:text-style-name="P2" draw:layer="layout" svg:width="1.104cm" svg:height="0.609cm" svg:x="14.406cm" svg:y="12.852cm">
              <text:p/>
              <draw:enhanced-geometry svg:viewBox="0 0 21600 21600" draw:type="rectangle" draw:enhanced-path="M 0 0 L 21600 0 21600 21600 0 21600 0 0 Z N"/>
            </draw:custom-shape>
            <draw:frame draw:style-name="gr15" draw:text-style-name="P7" draw:layer="layout" svg:width="1.522cm" svg:height="0.878cm" svg:x="14.214cm" svg:y="12.723cm">
              <draw:text-box>
                <text:p><text:span text:style-name="T3">Support</text:span></text:p>
                <text:p><text:span text:style-name="T3">vectors</text:span></text:p>
              </draw:text-box>
            </draw:frame>
          </draw:g>
        </draw:g>
        <draw:line draw:style-name="gr17" draw:text-style-name="P1" draw:layer="layout" svg:x1="17.124cm" svg:y1="8.844cm" svg:x2="17.124cm" svg:y2="10.038cm">
          <text:p/>
        </draw:line>
        <draw:frame draw:style-name="gr1" draw:text-style-name="P1" draw:layer="layout" svg:width="6.036cm" svg:height="4.527cm" svg:x="0.064cm" svg:y="0.427cm">
          <draw:image xlink:href="Pictures/10000000000001F80000018BFF610A03C0750A9D.jpg" xlink:type="simple" xlink:show="embed" xlink:actuate="onLoad" loext:mime-type="image/jpeg">
            <text:p/>
          </draw:image>
        </draw:frame>
        <draw:g>
          <draw:line draw:style-name="gr2" draw:text-style-name="P1" draw:layer="layout" svg:x1="12.66cm" svg:y1="8.449cm" svg:x2="12.66cm" svg:y2="0.449cm">
            <text:p/>
          </draw:line>
          <draw:line draw:style-name="gr2" draw:text-style-name="P1" draw:layer="layout" svg:x1="12.66cm" svg:y1="8.449cm" svg:x2="20.66cm" svg:y2="8.449cm">
            <text:p/>
          </draw:line>
          <draw:custom-shape draw:style-name="gr3" draw:text-style-name="P2" draw:layer="layout" svg:width="0.25cm" svg:height="0.25cm" svg:x="16.16cm" svg:y="2.449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5cm" svg:height="0.25cm" svg:x="16.16cm" svg:y="1.4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5cm" svg:height="0.25cm" svg:x="16.91cm" svg:y="1.9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5cm" svg:height="0.25cm" svg:x="17.66cm" svg:y="2.4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5cm" svg:height="0.25cm" svg:x="17.91cm" svg:y="3.4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5cm" svg:height="0.25cm" svg:x="15.66cm" svg:y="3.1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5cm" svg:height="0.25cm" svg:x="15.16cm" svg:y="2.4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5cm" svg:height="0.25cm" svg:x="14.41cm" svg:y="1.4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5cm" svg:height="0.25cm" svg:x="16.41cm" svg:y="3.4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5cm" svg:height="0.25cm" svg:x="16.91cm" svg:y="3.6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5cm" svg:height="0.25cm" svg:x="17.16cm" svg:y="2.6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5cm" svg:height="0.25cm" svg:x="15.41cm" svg:y="1.699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5cm" svg:height="0.25cm" svg:x="16.91cm" svg:y="4.199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5cm" svg:height="0.25cm" svg:x="18.16cm" svg:y="3.9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5cm" svg:height="0.25cm" svg:x="18.66cm" svg:y="4.6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5cm" svg:height="0.25cm" svg:x="17.41cm" svg:y="4.4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5cm" svg:height="0.25cm" svg:x="18.16cm" svg:y="4.9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5cm" svg:height="0.25cm" svg:x="17.41cm" svg:y="3.4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25cm" svg:height="0.25cm" svg:x="13.31cm" svg:y="4.0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0.25cm" svg:height="0.25cm" svg:x="14.91cm" svg:y="6.1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0.25cm" svg:height="0.25cm" svg:x="13.66cm" svg:y="5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0.25cm" svg:height="0.25cm" svg:x="14.91cm" svg:y="7.1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0.25cm" svg:height="0.25cm" svg:x="16.41cm" svg:y="7.1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0.25cm" svg:height="0.25cm" svg:x="15.66cm" svg:y="7.4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0.25cm" svg:height="0.25cm" svg:x="13.16cm" svg:y="6.4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0.25cm" svg:height="0.25cm" svg:x="14.16cm" svg:y="6.9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0.25cm" svg:height="0.25cm" svg:x="13.66cm" svg:y="7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0.25cm" svg:height="0.25cm" svg:x="13.41cm" svg:y="4.4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0.25cm" svg:height="0.25cm" svg:x="13.91cm" svg:y="4.9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0.25cm" svg:height="0.25cm" svg:x="13.16cm" svg:y="4.9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0.25cm" svg:height="0.25cm" svg:x="14.16cm" svg:y="5.4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0.25cm" svg:height="0.25cm" svg:x="14.91cm" svg:y="5.1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0.25cm" svg:height="0.25cm" svg:x="14.16cm" svg:y="6.1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text-style-name="P5" draw:layer="layout" svg:width="2.005cm" svg:height="0.645cm" draw:transform="rotate (1.5707963267949) translate (11.727cm 2.619cm)">
            <draw:text-box>
              <text:p><text:span text:style-name="T1">Feature 2</text:span></text:p>
            </draw:text-box>
          </draw:frame>
          <draw:frame draw:style-name="gr19" draw:text-style-name="P5" draw:layer="layout" svg:width="2.005cm" svg:height="0.645cm" svg:x="18.49cm" svg:y="8.616cm">
            <draw:text-box>
              <text:p><text:span text:style-name="T1">Feature 1</text:span></text:p>
            </draw:text-box>
          </draw:frame>
          <draw:line draw:style-name="gr13" draw:text-style-name="P1" draw:layer="layout" svg:x1="12.91cm" svg:y1="1.699cm" svg:x2="20.66cm" svg:y2="7.027cm">
            <text:p/>
          </draw:line>
          <draw:line draw:style-name="gr13" draw:text-style-name="P1" draw:layer="layout" svg:x1="12.41cm" svg:y1="3.588cm" svg:x2="20.91cm" svg:y2="5.949cm">
            <text:p/>
          </draw:line>
          <draw:line draw:style-name="gr13" draw:text-style-name="P1" draw:layer="layout" svg:x1="14.16cm" svg:y1="1.199cm" svg:x2="17.16cm" svg:y2="8.199cm">
            <text:p/>
          </draw:line>
          <draw:line draw:style-name="gr13" draw:text-style-name="P1" draw:layer="layout" svg:x1="12.41cm" svg:y1="2.449cm" svg:x2="18.16cm" svg:y2="8.199cm">
            <text:p/>
          </draw:line>
          <draw:g>
            <draw:custom-shape draw:style-name="gr20" draw:text-style-name="P2" draw:layer="layout" svg:width="2.92cm" svg:height="0.502cm" svg:x="16.488cm" svg:y="5.8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1" draw:text-style-name="P6" draw:layer="layout" svg:width="3.21cm" svg:height="0.569cm" svg:x="16.355cm" svg:y="5.781cm">
              <draw:text-box>
                <text:p><text:span text:style-name="T2">Possible hyperplanes</text:span></text:p>
              </draw:text-box>
            </draw:frame>
          </draw:g>
          <draw:frame draw:style-name="gr22" draw:text-style-name="P8" draw:layer="layout" svg:width="0.893cm" svg:height="0.57cm" svg:x="20.023cm" svg:y="5.307cm">
            <draw:text-box>
              <text:p><text:span text:style-name="T2">H1</text:span></text:p>
            </draw:text-box>
          </draw:frame>
          <draw:frame draw:style-name="gr22" draw:text-style-name="P8" draw:layer="layout" svg:width="0.893cm" svg:height="0.57cm" svg:x="19.984cm" svg:y="6.246cm">
            <draw:text-box>
              <text:p><text:span text:style-name="T2">H2</text:span></text:p>
            </draw:text-box>
          </draw:frame>
          <draw:frame draw:style-name="gr22" draw:text-style-name="P8" draw:layer="layout" svg:width="0.893cm" svg:height="0.57cm" svg:x="17.743cm" svg:y="7.477cm">
            <draw:text-box>
              <text:p><text:span text:style-name="T2">H3</text:span></text:p>
            </draw:text-box>
          </draw:frame>
          <draw:frame draw:style-name="gr22" draw:text-style-name="P8" draw:layer="layout" svg:width="0.893cm" svg:height="0.57cm" svg:x="16.281cm" svg:y="7.781cm">
            <draw:text-box>
              <text:p><text:span text:style-name="T2">H4</text:span></text:p>
            </draw:text-box>
          </draw:frame>
        </draw:g>
        <draw:line draw:style-name="gr17" draw:text-style-name="P1" draw:layer="layout" svg:x1="10.781cm" svg:y1="3.7cm" svg:x2="12.1cm" svg:y2="3.7cm">
          <text:p/>
        </draw:line>
        <draw:frame draw:style-name="gr1" draw:text-style-name="P1" draw:layer="layout" svg:width="11.885cm" svg:height="8.8cm" svg:x="-0.1cm" svg:y="9cm">
          <draw:image xlink:href="Pictures/10000201000004B00000041A8819D6A1F7569494.png" xlink:type="simple" xlink:show="embed" xlink:actuate="onLoad" loext:mime-type="image/png">
            <text:p/>
          </draw:image>
        </draw:frame>
        <draw:line draw:style-name="gr17" draw:text-style-name="P1" draw:layer="layout" svg:x1="11.975cm" svg:y1="13.1cm" svg:x2="10.781cm" svg:y2="13.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10:01:38.734000000</meta:creation-date>
    <dc:date>2022-08-05T11:13:50.081813685</dc:date>
    <meta:editing-duration>PT3H46M34S</meta:editing-duration>
    <meta:editing-cycles>26</meta:editing-cycles>
    <meta:generator>LibreOffice/6.4.7.2$Linux_X86_64 LibreOffice_project/40$Build-2</meta:generator>
    <dc:creator>Björn Kasper</dc:creator>
    <meta:document-statistic meta:object-count="107"/>
  </office:meta>
</office:document-meta>
</file>